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libri" fo:font-size="13pt" fo:language="it" fo:country="IT" fo:font-weight="normal" officeooo:rsid="000448e8" officeooo:paragraph-rsid="001e24e3" style:font-size-asian="11.3500003814697pt" style:font-weight-asian="normal" style:font-size-complex="13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language="it" fo:country="IT" fo:font-weight="bold" officeooo:rsid="0002958b" officeooo:paragraph-rsid="001e24e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style:font-name="Calibri" fo:font-size="13pt" fo:language="it" fo:country="IT" officeooo:paragraph-rsid="001e24e3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fo:language="it" fo:country="IT" fo:font-style="italic" fo:font-weight="normal" officeooo:rsid="00071331" officeooo:paragraph-rsid="0020ea8f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8pt" fo:language="it" fo:country="IT" fo:font-weight="bold" officeooo:rsid="000448e8" officeooo:paragraph-rsid="001e24e3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e24e3"/>
    </style:style>
    <style:style style:name="P7" style:family="paragraph" style:parent-style-name="Standard" style:list-style-name="L1">
      <style:text-properties style:font-name="Calibri" fo:font-size="13pt" fo:language="it" fo:country="IT" officeooo:rsid="001e24e3" officeooo:paragraph-rsid="001e24e3" style:font-size-asian="13pt" style:font-size-complex="13pt"/>
    </style:style>
    <style:style style:name="T1" style:family="text">
      <style:text-properties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Calibri" fo:font-size="13pt" fo:language="it" fo:country="IT" fo:font-weight="bold" officeooo:rsid="0002958b" style:font-size-asian="11.3500003814697pt" style:font-weight-asian="bold" style:font-size-complex="13pt" style:font-weight-complex="bold"/>
    </style:style>
    <style:style style:name="T4" style:family="text">
      <style:text-properties style:font-name="Calibri" fo:font-size="13pt" fo:language="it" fo:country="IT" fo:font-weight="bold" officeooo:rsid="001e24e3" style:font-size-asian="11.3500003814697pt" style:font-weight-asian="bold" style:font-size-complex="13pt" style:font-weight-complex="bold"/>
    </style:style>
    <style:style style:name="T5" style:family="text">
      <style:text-properties style:font-name="Calibri" fo:font-size="13pt" fo:language="it" fo:country="IT" fo:font-weight="bold" officeooo:rsid="0022d2e2" style:font-size-asian="11.3500003814697pt" style:font-weight-asian="bold" style:font-size-complex="13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Traccia</text:span><text:span text:style-name="T5">to</text:span><text:span text:style-name="T3"> record entità: </text:span><text:span text:style-name="T4">Macchina Usata</text:span></text:p>
      <text:p text:style-name="P2"/>
      <text:p text:style-name="P3">Elenco ordinato campi entità:</text:p>
      <text:list xml:id="list3014952920" text:style-name="L1">
        <text:list-item>
          <text:p text:style-name="P7">N_Sportelli</text:p>
        </text:list-item>
        <text:list-item>
          <text:p text:style-name="P7">N_Posti</text:p>
        </text:list-item>
        <text:list-item>
          <text:p text:style-name="P7">Targa</text:p>
        </text:list-item>
        <text:list-item>
          <text:p text:style-name="P7">Marca</text:p>
        </text:list-item>
        <text:list-item>
          <text:p text:style-name="P7">Modello</text:p>
        </text:list-item>
        <text:list-item>
          <text:p text:style-name="P7">Telaio</text:p>
        </text:list-item>
        <text:list-item>
          <text:p text:style-name="P7">Motore</text:p>
        </text:list-item>
        <text:list-item>
          <text:p text:style-name="P7">KM_Totali</text:p>
        </text:list-item>
        <text:list-item>
          <text:p text:style-name="P7">Velocità_Max</text:p>
        </text:list-item>
        <text:list-item>
          <text:p text:style-name="P7">Clindrata</text:p>
        </text:list-item>
        <text:list-item>
          <text:p text:style-name="P7">Data_Rev</text:p>
        </text:list-item>
        <text:list-item>
          <text:p text:style-name="P7">Data_Tag</text:p>
        </text:list-item>
        <text:list-item>
          <text:p text:style-name="P7">Data_Imm</text:p>
        </text:list-item>
      </text:list>
      <text:p text:style-name="P1">Separatore di campo: <text:span text:style-name="T2">;</text:span></text:p>
      <text:p text:style-name="P1">Separatore di record: <text:span text:style-name="T1">\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>Ignazio Leonardo Calogero Sperandeo</text:p>
      <text:p text:style-name="P4">28/09/2024</text:p>
      <text:p text:style-name="P4">5C in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14:52:12.916900053</meta:creation-date>
    <dc:date>2024-11-05T00:15:55.059700087</dc:date>
    <meta:editing-duration>PT2M5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20" meta:word-count="50" meta:character-count="279" meta:non-whitespace-character-count="262"/>
  </office:meta>
</office:document-meta>
</file>